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HttpServer.TomcatHtt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Http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mcatHttpServer.TomcatHttpServer( String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Http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Http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mcatHttpServer.setServletMapping( String servlet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HttpServer.TomcatHttpServer( String baseDir , Class &lt; ? &gt; w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mcatHttpServer.init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mcatHttpServer.set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HttpServer.initServle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